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ub topic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cent comple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.Naive_ba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orking</text:p>
          </table:table-cell>
          <table:table-cell table:style-name="ce2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cv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nsorflow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torc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mpy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ikit-image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olo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ras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plotlib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ask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u_computing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vidia_jetson_devices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SA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8:11:20.044000000</meta:creation-date>
    <dc:date>2023-11-07T18:18:59.443000000</dc:date>
    <meta:editing-duration>PT7M39S</meta:editing-duration>
    <meta:editing-cycles>4</meta:editing-cycles>
    <meta:generator>LibreOffice/7.6.2.1$Windows_X86_64 LibreOffice_project/56f7684011345957bbf33a7ee678afaf4d2ba333</meta:generator>
    <meta:document-statistic meta:table-count="1" meta:cell-count="77" meta:object-count="0"/>
  </office:meta>
</office:document-meta>
</file>